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ProviderTransformer.begin_class( int version , int access , String className , Type superType , Type [ ] interfaces , String source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eldProviderTransformer.processCase( Object key , Label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ProviderTransformer.getByIndex( final String [ ] names , final int [ ] inde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eldProviderTransformer.gener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eldProviderTransformer.getField( String [ ]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ieldProviderTransformer.process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ProviderTransformer.end_clas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eldProviderTransformer.ge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ProviderTransformer.ge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ProviderTransformer.initFieldProvider( String [ ] 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eldProviderTransformer.setField( String [ ]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ieldProviderTransformer.declare_field( int access , String name , Type typ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ProviderTransformer.processCase( int key , Label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ProviderTransformer.setByIndex( final String [ ] names , final int [ ] index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